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6000001426FFCD15A.svm" manifest:media-type=""/>
  <manifest:file-entry manifest:full-path="Pictures/20000001000002EC000000FA8AFE8C94.svm" manifest:media-type=""/>
  <manifest:file-entry manifest:full-path="Pictures/2000000100000410000001030EE4C824.svm" manifest:media-type=""/>
  <manifest:file-entry manifest:full-path="Pictures/200000010000027F000000FA20A5BD90.svm" manifest:media-type=""/>
  <manifest:file-entry manifest:full-path="Pictures/2000000100000812000002D3AFFBF3B0.svm" manifest:media-type=""/>
  <manifest:file-entry manifest:full-path="Pictures/20000001000003FF000000FE0A5D0AC3.svm" manifest:media-type=""/>
  <manifest:file-entry manifest:full-path="Pictures/2000000100000243000000D8B95EBEA8.svm" manifest:media-type=""/>
  <manifest:file-entry manifest:full-path="Pictures/2000000100000211000001290840249C.svm" manifest:media-type=""/>
  <manifest:file-entry manifest:full-path="Pictures/20000001000001E2000000FA01B815D2.svm" manifest:media-type=""/>
  <manifest:file-entry manifest:full-path="Pictures/2000003000004F1D00003B569821B752.wmf" manifest:media-type=""/>
  <manifest:file-entry manifest:full-path="Pictures/20000001000004C1000001031697DA20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{DS}=\frac{k_n}{2} v_{DS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0.9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3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7.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0.45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62cm"/>
    </style:style>
    <style:style style:name="gr16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17" style:family="graphic" style:parent-style-name="standard">
      <style:graphic-properties TexMathsArgs="12§display§\SI{1.2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401cm" svg:height="3.301cm" svg:x="4.035cm" svg:y="1.125cm">
          <draw:image xlink:href="Pictures/2000003000004F1D00003B569821B752.wmf" xlink:type="simple" xlink:show="embed" xlink:actuate="onLoad">
            <text:p/>
          </draw:image>
          <draw:glue-point draw:id="4" svg:x="-1.554cm" svg:y="-3.083cm"/>
          <draw:glue-point draw:id="5" svg:x="-0.838cm" svg:y="-0.448cm"/>
          <draw:glue-point draw:id="6" svg:x="-1.429cm" svg:y="-4.316cm"/>
        </draw:frame>
        <draw:frame draw:style-name="gr2" draw:text-style-name="P1" draw:layer="layout" svg:width="0.634cm" svg:height="0.355cm" svg:x="3.95cm" svg:y="0.932cm">
          <draw:image xlink:href="Pictures/2000000100000211000001290840249C.svm" xlink:type="simple" xlink:show="embed" xlink:actuate="onLoad">
            <text:p/>
          </draw:image>
        </draw:frame>
        <draw:frame draw:style-name="gr3" draw:text-style-name="P1" draw:layer="layout" svg:width="0.694cm" svg:height="0.258cm" svg:x="8.175cm" svg:y="3.867cm">
          <draw:image xlink:href="Pictures/2000000100000243000000D8B95EBEA8.svm" xlink:type="simple" xlink:show="embed" xlink:actuate="onLoad">
            <text:p/>
          </draw:image>
        </draw:frame>
        <draw:frame draw:style-name="gr4" draw:text-style-name="P1" xml:id="id1" draw:id="id1" draw:layer="layout" svg:width="2.478cm" svg:height="0.866cm" svg:x="6.173cm" svg:y="0.362cm">
          <draw:image xlink:href="Pictures/2000000100000812000002D3AFFBF3B0.svm" xlink:type="simple" xlink:show="embed" xlink:actuate="onLoad">
            <text:p/>
          </draw:image>
        </draw:frame>
        <draw:connector draw:style-name="gr5" draw:text-style-name="P1" draw:layer="layout" draw:type="curve" svg:x1="6.173cm" svg:y1="0.795cm" svg:x2="5.607cm" svg:y2="1.351cm" draw:start-shape="id1" draw:start-glue-point="3" draw:end-shape="id2" draw:end-glue-point="6" svg:d="M6173 795c-378 0-566 185-566 556" svg:viewBox="0 0 567 557">
          <text:p/>
        </draw:connector>
        <draw:frame draw:style-name="gr6" draw:text-style-name="P2" xml:id="id3" draw:id="id3" draw:layer="layout" svg:width="1.256cm" svg:height="0.848cm" svg:x="7.177cm" svg:y="1.987cm">
          <draw:text-box>
            <text:p text:style-name="P2"><text:span text:style-name="T1">خطِ بوجھ</text:span></text:p>
          </draw:text-box>
        </draw:frame>
        <draw:connector draw:style-name="gr5" draw:text-style-name="P1" draw:layer="layout" draw:type="curve" draw:line-skew="3.013cm 1.882cm" svg:x1="7.177cm" svg:y1="2.411cm" svg:x2="5.867cm" svg:y2="2.628cm" draw:start-shape="id3" draw:start-glue-point="3" draw:end-shape="id2" draw:end-glue-point="5" svg:d="M7177 2411c-943 0-785 48-877 57s-433-21-433 160" svg:viewBox="0 0 1311 218">
          <text:p/>
        </draw:connector>
        <draw:line draw:style-name="gr7" draw:text-style-name="P1" draw:layer="layout" svg:x1="5.396cm" svg:y1="2.338cm" svg:x2="5.396cm" svg:y2="4.027cm">
          <text:p/>
        </draw:line>
        <draw:line draw:style-name="gr7" draw:text-style-name="P1" draw:layer="layout" svg:x1="5.358cm" svg:y1="2.323cm" svg:x2="4.617cm" svg:y2="2.323cm">
          <text:p/>
        </draw:line>
        <draw:frame draw:style-name="gr8" draw:text-style-name="P1" draw:layer="layout" svg:width="0.766cm" svg:height="0.299cm" svg:x="7.37cm" svg:y="4.094cm">
          <draw:image xlink:href="Pictures/200000010000027F000000FA20A5BD90.svm" xlink:type="simple" xlink:show="embed" xlink:actuate="onLoad">
            <text:p/>
          </draw:image>
        </draw:frame>
        <draw:frame draw:style-name="gr9" draw:text-style-name="P1" draw:layer="layout" svg:width="1.247cm" svg:height="0.31cm" svg:x="3.255cm" svg:y="2.151cm">
          <draw:image xlink:href="Pictures/2000000100000410000001030EE4C824.svm" xlink:type="simple" xlink:show="embed" xlink:actuate="onLoad">
            <text:p/>
          </draw:image>
        </draw:frame>
        <draw:frame draw:style-name="gr10" draw:text-style-name="P1" draw:layer="layout" svg:width="0.577cm" svg:height="0.299cm" svg:x="5.143cm" svg:y="4.094cm">
          <draw:image xlink:href="Pictures/20000001000001E2000000FA01B815D2.svm" xlink:type="simple" xlink:show="embed" xlink:actuate="onLoad">
            <text:p/>
          </draw:image>
        </draw:frame>
        <draw:line draw:style-name="gr7" draw:text-style-name="P1" draw:layer="layout" svg:x1="6.545cm" svg:y1="4.02cm" svg:x2="6.545cm" svg:y2="3.171cm">
          <text:p/>
        </draw:line>
        <draw:frame draw:style-name="gr11" draw:text-style-name="P1" draw:layer="layout" svg:width="0.896cm" svg:height="0.299cm" svg:x="6.078cm" svg:y="4.094cm">
          <draw:image xlink:href="Pictures/20000001000002EC000000FA8AFE8C94.svm" xlink:type="simple" xlink:show="embed" xlink:actuate="onLoad">
            <text:p/>
          </draw:image>
        </draw:frame>
        <draw:line draw:style-name="gr7" draw:text-style-name="P1" draw:layer="layout" svg:x1="6.553cm" svg:y1="3.156cm" svg:x2="4.601cm" svg:y2="3.156cm">
          <text:p/>
        </draw:line>
        <draw:frame draw:style-name="gr12" draw:text-style-name="P1" draw:layer="layout" svg:width="1.459cm" svg:height="0.31cm" svg:x="3.043cm" svg:y="2.963cm">
          <draw:image xlink:href="Pictures/20000001000004C1000001031697DA20.svm" xlink:type="simple" xlink:show="embed" xlink:actuate="onLoad">
            <text:p/>
          </draw:image>
        </draw:frame>
        <draw:custom-shape draw:style-name="gr13" draw:text-style-name="P1" draw:layer="layout" svg:width="0.1cm" svg:height="0.1cm" svg:x="6.491cm" svg:y="3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0.294cm" svg:height="0.385cm" svg:x="6.757cm" svg:y="2.879cm">
          <draw:image xlink:href="Pictures/20000001000000F6000001426FFCD15A.svm" xlink:type="simple" xlink:show="embed" xlink:actuate="onLoad">
            <text:p/>
          </draw:image>
        </draw:frame>
        <draw:frame draw:style-name="gr15" draw:text-style-name="P2" draw:layer="layout" svg:width="1.518cm" svg:height="0.848cm" svg:x="6.179cm" svg:y="1.221cm">
          <draw:text-box>
            <text:p text:style-name="P2"><text:span text:style-name="T1">افزائندہ</text:span></text:p>
          </draw:text-box>
        </draw:frame>
        <draw:line draw:style-name="gr5" draw:text-style-name="P1" draw:layer="layout" svg:x1="6.217cm" svg:y1="1.676cm" svg:x2="5.532cm" svg:y2="1.676cm">
          <text:p/>
        </draw:line>
        <draw:line draw:style-name="gr16" draw:text-style-name="P1" draw:layer="layout" svg:x1="7.519cm" svg:y1="1.676cm" svg:x2="8.204cm" svg:y2="1.676cm">
          <text:p/>
        </draw:line>
        <draw:frame draw:style-name="gr17" draw:text-style-name="P1" draw:layer="layout" svg:width="1.226cm" svg:height="0.304cm" svg:x="3.276cm" svg:y="1.591cm">
          <draw:image xlink:href="Pictures/20000001000003FF000000FE0A5D0A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9T15:27:34</meta:creation-date>
    <meta:editing-duration>PT17M11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8T16:41:02.839248378</dc:date>
    <meta:document-statistic meta:object-count="22"/>
    <meta:template xlink:type="simple" xlink:actuate="onRequest" xlink:title="kkkFigures" xlink:href="../../../../../.libreoffice/3/user/template/kkkFigures.otg" meta:date="2014-08-09T15:27:33"/>
  </office:meta>
</office:document-meta>
</file>